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75cm" fo:min-width="26.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36cm" fo:min-width="0.632cm"/>
      <style:paragraph-properties style:writing-mode="lr-tb"/>
    </style:style>
    <style:style style:name="gr4" style:family="graphic" style:parent-style-name="standard">
      <style:graphic-properties draw:stroke="dash" draw:stroke-dash="Fine_20_Dashed" draw:fill="none" draw:opacity="50%" draw:textarea-horizontal-align="justify" draw:textarea-vertical-align="middle" draw:auto-grow-height="false" fo:min-height="14.45cm" fo:min-width="14.1cm" draw:shadow-opacity="50%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13.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2.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0.35cm" fo:min-width="13.1cm"/>
    </style:style>
    <style:style style:name="gr9" style:family="graphic" style:parent-style-name="standard">
      <style:graphic-properties draw:textarea-horizontal-align="justify" draw:textarea-vertical-align="middle" draw:auto-grow-height="false" fo:min-height="1.602cm" fo:min-width="3.575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12.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Default_5f_1">
      <style:graphic-properties draw:textarea-horizontal-align="justify" draw:textarea-vertical-align="middle" draw:auto-grow-height="false" fo:min-height="1.286cm" fo:min-width="7.3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Default_5f_1">
      <style:graphic-properties draw:textarea-horizontal-align="justify" draw:textarea-vertical-align="middle" draw:auto-grow-height="false" fo:min-height="1.35cm" fo:min-width="4.1cm"/>
      <style:paragraph-properties style:writing-mode="lr-tb"/>
    </style:style>
    <style:style style:name="gr17" style:family="graphic" style:parent-style-name="Default_5f_1">
      <style:graphic-properties draw:textarea-horizontal-align="justify" draw:textarea-vertical-align="middle" draw:auto-grow-height="false" fo:min-height="1.35cm" fo:min-width="4.9cm"/>
      <style:paragraph-properties style:writing-mode="lr-tb"/>
    </style:style>
    <style:style style:name="gr18" style:family="graphic" style:parent-style-name="Default_5f_1">
      <style:graphic-properties draw:marker-end="Arrow" draw:textarea-vertical-align="middle"/>
    </style:style>
    <style:style style:name="gr19" style:family="graphic" style:parent-style-name="Default_5f_1">
      <style:graphic-properties draw:textarea-horizontal-align="justify" draw:textarea-vertical-align="middle" draw:auto-grow-height="false" fo:min-height="1.35cm" fo:min-width="5.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cm" svg:height="1.056cm" svg:x="6.6cm" svg:y="1.158cm">
          <draw:text-box>
            <text:p>React Webinar Demo</text:p>
          </draw:text-box>
        </draw:frame>
        <draw:custom-shape draw:style-name="gr3" draw:text-style-name="P3" draw:layer="layout" svg:width="1.6cm" svg:height="1.536cm" svg:x="18.4cm" svg:y="0.939cm">
          <text:p text:style-name="P3"><text:span text:style-name="T1">{ # of </text:span><text:span text:style-name="T1"><text:line-break/></text:span><text:span text:style-name="T1">events 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4.6cm" svg:height="14.7cm" svg:x="6.2cm" svg:y="0.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3cm" svg:y1="2.6cm" svg:x2="19.9cm" svg:y2="2.6cm">
          <text:p/>
        </draw:line>
        <draw:custom-shape draw:style-name="gr6" draw:text-style-name="P6" draw:layer="layout" svg:width="13.6cm" svg:height="1.2cm" svg:x="6.8cm" svg:y="3cm">
          <text:p text:style-name="P6"><text:span text:style-name="T2">Enter event name...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2cm" svg:height="0.8cm" svg:x="17cm" svg:y="3.2cm">
          <text:p text:style-name="P7"><text:span text:style-name="T2">Add new 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3.6cm" svg:height="10.6cm" svg:x="6.8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4cm" svg:height="2cm" svg:x="21.5cm" svg:y="7cm">
          <text:p text:style-name="P7"><text:span text:style-name="T2">EventListGroup</text:span></text:p>
          <draw:enhanced-geometry svg:viewBox="0 0 21600 21600" draw:text-areas="800 800 20800 20800" draw:type="round-rectangular-callout" draw:modifiers="-5123.9263803681 40361.019490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4cm" svg:height="2cm" svg:x="21.406cm" svg:y="2.714cm">
          <text:p text:style-name="P7"><text:span text:style-name="T2">Header</text:span></text:p>
          <draw:enhanced-geometry svg:viewBox="0 0 21600 21600" draw:text-areas="800 800 20800 20800" draw:type="round-rectangular-callout" draw:modifiers="-4009.81595092025 -6973.31334332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13.2cm" svg:height="2cm" svg:x="7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2cm" svg:height="2cm" svg:x="7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2cm" svg:height="2cm" svg:x="7cm" svg:y="9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4cm" svg:height="2cm" svg:x="1.506cm" svg:y="4.314cm">
          <text:p text:style-name="P7"><text:span text:style-name="T2">EventListItem</text:span></text:p>
          <draw:enhanced-geometry svg:viewBox="0 0 21600 21600" draw:text-areas="800 800 20800 20800" draw:type="round-rectangular-callout" draw:modifiers="32878.527607362 16310.6446776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2" draw:layer="layout" svg:width="4.6cm" svg:height="0.962cm" svg:x="7.6cm" svg:y="5.038cm">
          <draw:text-box>
            <text:p>Event A1</text:p>
          </draw:text-box>
        </draw:frame>
        <draw:frame draw:style-name="gr11" draw:text-style-name="P2" draw:layer="layout" svg:width="0.8cm" svg:height="0.962cm" svg:x="18.8cm" svg:y="5.1cm">
          <draw:text-box>
            <text:p>X</text:p>
          </draw:text-box>
        </draw:frame>
        <draw:frame draw:style-name="gr12" draw:text-style-name="P2" draw:layer="layout" svg:width="0.8cm" svg:height="3.3cm" svg:x="13.4cm" svg:y="11.5cm">
          <draw:text-box>
            <text:p>.</text:p>
            <text:p>.</text:p>
            <text:p>.</text:p>
            <text:p>.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4" draw:text-style-name="P1" draw:layer="layout" svg:width="7.8cm" svg:height="1.536cm" svg:x="10.6cm" svg:y="0.6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4" draw:text-style-name="P1" xml:id="id1" draw:id="id1" draw:layer="layout" svg:width="7.8cm" svg:height="1.536cm" svg:x="10.6cm" svg:y="3.2cm">
          <text:p text:style-name="P1">MainPage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4.5cm" svg:y1="2.2cm" svg:x2="14.5cm" svg:y2="3.2cm">
          <text:p/>
        </draw:line>
        <draw:custom-shape draw:style-name="gr16" draw:text-style-name="P1" xml:id="id2" draw:id="id2" draw:layer="layout" svg:width="4.6cm" svg:height="1.6cm" svg:x="3.4cm" svg:y="6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7" draw:text-style-name="P1" xml:id="id3" draw:id="id3" draw:layer="layout" svg:width="5.4cm" svg:height="1.6cm" svg:x="20.2cm" svg:y="6cm">
          <text:p text:style-name="P1">EventListGroup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4.5cm" svg:y1="4.736cm" svg:x2="5.7cm" svg:y2="6cm" draw:start-shape="id1" draw:start-glue-point="2" draw:end-shape="id2" draw:end-glue-point="0" svg:d="M14500 4736v632h-8800v632" svg:viewBox="0 0 8801 1265">
          <text:p/>
        </draw:connector>
        <draw:connector draw:style-name="gr18" draw:text-style-name="P1" draw:layer="layout" svg:x1="14.5cm" svg:y1="4.736cm" svg:x2="22.9cm" svg:y2="6cm" draw:start-shape="id1" draw:start-glue-point="2" draw:end-shape="id3" draw:end-glue-point="0" svg:d="M14500 4736v632h8400v632" svg:viewBox="0 0 8401 1265">
          <text:p/>
        </draw:connector>
        <draw:custom-shape draw:style-name="gr19" draw:text-style-name="P1" xml:id="id4" draw:id="id4" draw:layer="layout" svg:width="5.6cm" svg:height="1.6cm" svg:x="17.4cm" svg:y="9.8cm">
          <text:p text:style-name="P1">EventListItem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22.9cm" svg:y1="7.6cm" svg:x2="20.2cm" svg:y2="9.8cm" draw:start-shape="id3" draw:start-glue-point="2" draw:end-shape="id4" draw:end-glue-point="0" svg:d="M22900 7600v1100h-2700v1100" svg:viewBox="0 0 2701 2201">
          <text:p/>
        </draw:connector>
        <presentation:notes draw:style-name="dp1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4T22:25:15.048982392</meta:creation-date>
    <dc:date>2020-06-06T02:43:32.369568516</dc:date>
    <meta:editing-duration>PT42M13S</meta:editing-duration>
    <meta:editing-cycles>4</meta:editing-cycles>
    <meta:generator>LibreOffice/6.3.5.2$Linux_X86_64 LibreOffice_project/30$Build-2</meta:generator>
    <meta:document-statistic meta:object-count="51"/>
  </office:meta>
</office:document-meta>
</file>